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82cm" fo:min-width="3.69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008cm"/>
    </style:style>
    <style:style style:name="gr5" style:family="graphic" style:parent-style-name="standard">
      <style:graphic-properties draw:textarea-horizontal-align="justify" draw:textarea-vertical-align="middle" draw:auto-grow-height="false" fo:min-height="1.625cm" fo:min-width="0.00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568cm"/>
    </style:style>
    <style:style style:name="gr8" style:family="graphic" style:parent-style-name="standard">
      <style:graphic-properties draw:stroke="none" svg:stroke-color="#000000" draw:fill="none" draw:fill-color="#ffffff" fo:min-height="0.593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91cm" svg:height="2.032cm" svg:x="2.143cm" svg:y="1.889cm">
          <text:p text:style-name="P1">Rout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302cm" svg:y1="3.921cm" svg:x2="4.302cm" svg:y2="18.653cm">
          <text:p/>
        </draw:line>
        <draw:custom-shape draw:style-name="gr1" draw:text-style-name="P2" draw:layer="layout" svg:width="4.191cm" svg:height="2.032cm" svg:x="7.143cm" svg:y="1.889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91cm" svg:height="2.032cm" svg:x="12.143cm" svg:y="1.889cm">
          <text:p text:style-name="P1">M2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02cm" svg:y1="3.921cm" svg:x2="9.202cm" svg:y2="18.653cm">
          <text:p/>
        </draw:line>
        <draw:line draw:style-name="gr2" draw:text-style-name="P3" draw:layer="layout" svg:x1="14.202cm" svg:y1="3.921cm" svg:x2="14.202cm" svg:y2="18.653cm">
          <text:p/>
        </draw:line>
        <draw:line draw:style-name="gr3" draw:text-style-name="P3" draw:layer="layout" svg:x1="1.508cm" svg:y1="5.953cm" svg:x2="4.302cm" svg:y2="5.953cm">
          <text:p/>
        </draw:line>
        <draw:line draw:style-name="gr3" draw:text-style-name="P3" draw:layer="layout" svg:x1="4.556cm" svg:y1="7.223cm" svg:x2="9.128cm" svg:y2="7.223cm">
          <text:p/>
        </draw:line>
        <draw:line draw:style-name="gr3" draw:text-style-name="P3" draw:layer="layout" svg:x1="9.255cm" svg:y1="9.128cm" svg:x2="4.302cm" svg:y2="9.128cm">
          <text:p/>
        </draw:line>
        <draw:custom-shape draw:style-name="gr4" draw:text-style-name="P1" draw:layer="layout" svg:width="0.508cm" svg:height="1.27cm" svg:x="4.048cm" svg:y="5.9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1.875cm" svg:x="8.948cm" svg:y="7.2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27cm" svg:x="4.048cm" svg:y="9.15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02cm" svg:y1="10.398cm" svg:x2="1.508cm" svg:y2="10.398cm">
          <text:p/>
        </draw:line>
        <draw:frame draw:style-name="gr6" draw:text-style-name="P5" draw:layer="layout" svg:width="2.667cm" svg:height="0.889cm" svg:x="1.381cm" svg:y="5.083cm">
          <draw:text-box>
            <text:p text:style-name="P4"><text:span text:style-name="T1">Sid + Body</text:span></text:p>
          </draw:text-box>
        </draw:frame>
        <draw:frame draw:style-name="gr7" draw:text-style-name="P5" draw:layer="layout" svg:width="3.302cm" svg:height="0.818cm" svg:x="5.318cm" svg:y="6.451cm">
          <draw:text-box>
            <text:p text:style-name="P4"><text:span text:style-name="T1">“</text:span><text:span text:style-name="T1">Open” + Body</text:span></text:p>
          </draw:text-box>
        </draw:frame>
        <draw:frame draw:style-name="gr8" draw:text-style-name="P5" draw:layer="layout" svg:width="4.064cm" svg:height="1.199cm" svg:x="4.683cm" svg:y="7.985cm">
          <draw:text-box>
            <text:p text:style-name="P4"><text:span text:style-name="T1">“</text:span><text:span text:style-name="T1">Result” + Body + State</text:span></text:p>
          </draw:text-box>
        </draw:frame>
        <draw:frame draw:style-name="gr6" draw:text-style-name="P5" draw:layer="layout" svg:width="2.667cm" svg:height="0.889cm" svg:x="1.382cm" svg:y="9.484cm">
          <draw:text-box>
            <text:p text:style-name="P4"><text:span text:style-name="T1">Sid + Body</text:span></text:p>
          </draw:text-box>
        </draw:frame>
        <draw:line draw:style-name="gr3" draw:text-style-name="P3" draw:layer="layout" svg:x1="1.509cm" svg:y1="12.016cm" svg:x2="4.303cm" svg:y2="12.016cm">
          <text:p/>
        </draw:line>
        <draw:line draw:style-name="gr3" draw:text-style-name="P3" draw:layer="layout" svg:x1="4.557cm" svg:y1="13.286cm" svg:x2="9.129cm" svg:y2="13.286cm">
          <text:p/>
        </draw:line>
        <draw:line draw:style-name="gr3" draw:text-style-name="P3" draw:layer="layout" svg:x1="9.256cm" svg:y1="15.191cm" svg:x2="4.303cm" svg:y2="15.191cm">
          <text:p/>
        </draw:line>
        <draw:custom-shape draw:style-name="gr4" draw:text-style-name="P1" draw:layer="layout" svg:width="0.508cm" svg:height="1.27cm" svg:x="4.049cm" svg:y="12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1.875cm" svg:x="8.949cm" svg:y="13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27cm" svg:x="4.049cm" svg:y="15.21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03cm" svg:y1="16.461cm" svg:x2="1.509cm" svg:y2="16.461cm">
          <text:p/>
        </draw:line>
        <draw:frame draw:style-name="gr6" draw:text-style-name="P5" draw:layer="layout" svg:width="2.667cm" svg:height="0.889cm" svg:x="1.382cm" svg:y="11.146cm">
          <draw:text-box>
            <text:p text:style-name="P4"><text:span text:style-name="T1">Sid + Body</text:span></text:p>
          </draw:text-box>
        </draw:frame>
        <draw:frame draw:style-name="gr9" draw:text-style-name="P5" draw:layer="layout" svg:width="3.81cm" svg:height="1.199cm" svg:x="4.937cm" svg:y="12.095cm">
          <draw:text-box>
            <text:p text:style-name="P4"><text:span text:style-name="T1">“</text:span><text:span text:style-name="T1">Action” + Body + State</text:span></text:p>
          </draw:text-box>
        </draw:frame>
        <draw:frame draw:style-name="gr8" draw:text-style-name="P5" draw:layer="layout" svg:width="4.064cm" svg:height="1.199cm" svg:x="4.684cm" svg:y="14.048cm">
          <draw:text-box>
            <text:p text:style-name="P4"><text:span text:style-name="T1">“</text:span><text:span text:style-name="T1">Result” + Body + State</text:span></text:p>
          </draw:text-box>
        </draw:frame>
        <draw:frame draw:style-name="gr6" draw:text-style-name="P5" draw:layer="layout" svg:width="2.667cm" svg:height="0.889cm" svg:x="1.383cm" svg:y="15.547cm">
          <draw:text-box>
            <text:p text:style-name="P4"><text:span text:style-name="T1">Sid + Bo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78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22:23:50.817104452</meta:creation-date>
    <dc:date>2020-05-14T22:52:13.400703529</dc:date>
    <meta:editing-duration>PT7M31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